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17cm" table:align="margins" style:may-break-between-rows="false"/>
    </style:style>
    <style:style style:name="DocumentHistory.A" style:family="table-column">
      <style:table-column-properties style:column-width="1.852cm" style:rel-column-width="7139*"/>
    </style:style>
    <style:style style:name="DocumentHistory.B" style:family="table-column">
      <style:table-column-properties style:column-width="2.713cm" style:rel-column-width="10457*"/>
    </style:style>
    <style:style style:name="DocumentHistory.C" style:family="table-column">
      <style:table-column-properties style:column-width="2.249cm" style:rel-column-width="8669*"/>
    </style:style>
    <style:style style:name="DocumentHistory.D" style:family="table-column">
      <style:table-column-properties style:column-width="10.186cm" style:rel-column-width="39270*"/>
    </style:style>
    <style:style style:name="DocumentHistory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DocumentHistory.A2" style:family="table-cell">
      <style:table-cell-properties fo:background-color="transparent" fo:padding="0.097cm" fo:border="none">
        <style:background-image/>
      </style:table-cell-properties>
    </style:style>
    <style:style style:name="UseCase" style:family="table">
      <style:table-properties style:width="17cm" table:align="margins" style:may-break-between-rows="false"/>
    </style:style>
    <style:style style:name="UseCase.A" style:family="table-column">
      <style:table-column-properties style:column-width="3.274cm" style:rel-column-width="12620*"/>
    </style:style>
    <style:style style:name="UseCase.B" style:family="table-column">
      <style:table-column-properties style:column-width="13.727cm" style:rel-column-width="52915*"/>
    </style:style>
    <style:style style:name="UseCase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RVMasterLog 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18-12-21T15:30:50.75" text:fixed="true">Dec 21, 2018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RVMasterLog Software Requirements Specification</text:title></text:p>
      </style:header>
      <style:header-left>
        <text:p text:style-name="Header_20_left"><text:title>RVMasterLog 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VA7HU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1T15:30:51.58</meta:creation-date>
    <meta:editing-cycles>1</meta:editing-cycles>
    <meta:editing-duration>P0D</meta:editing-duration>
    <dc:subject>RVMasterLog Software Requirements Specification</dc:subject>
    <dc:title>RVMasterLog Software Requirements Specification</dc:title>
    <meta:generator>OpenOffice/4.1.6$Win32 OpenOffice.org_project/416m1$Build-9790</meta:generator>
    <dc:description>RVMasterLog  Software Requirements Specification template.</dc:description>
    <meta:keyword>RVMasterLog</meta:keyword>
    <meta:keyword>software</meta:keyword>
    <meta:keyword>requirements</meta:keyword>
    <meta:keyword>specification</meta:keyword>
    <meta:document-statistic meta:table-count="2" meta:image-count="0" meta:object-count="0" meta:page-count="8" meta:paragraph-count="68" meta:word-count="232" meta:character-count="1688"/>
    <meta:user-defined meta:name="Comments">RVMasterLog 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VA7HU. All Rights Reserved!</meta:user-defined>
    <meta:user-defined meta:name="License">&lt;a href="http://templates.services.openoffice.org/bsd-license"&gt;BSD&lt;/a&gt;</meta:user-defined>
    <meta:template xlink:type="simple" xlink:actuate="onRequest" xlink:title="Software Requirements Specification" xlink:href="file:///C:/Users/va7hu/AppData/Roaming/OpenOffice/4/user/template/software_requirements_specification.ott" meta:date="2018-12-21T15:30:50.75"/>
  </office:meta>
</office:document-meta>
</file>